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No New Year's Day to celebrate</text:p>
      <text:p text:style-name="P1">No chocolate-covered candy hearts to give away</text:p>
      <text:p text:style-name="P1">No first of spring, no song to sing</text:p>
      <text:p text:style-name="P1">In fact, here's just another ordinary day</text:p>
      <text:p text:style-name="P1"/>
      <text:p text:style-name="P1">No April rain, no flowers bloom</text:p>
      <text:p text:style-name="P1">No wedding Saturday within the month of June</text:p>
      <text:p text:style-name="P1">But what it is, it's something true</text:p>
      <text:p text:style-name="P1">Made up of these three words that I must say to you</text:p>
      <text:p text:style-name="P1"/>
      <text:p text:style-name="P1"><text:s text:c="4"/>[Chorus]</text:p>
      <text:p text:style-name="P1"><text:s text:c="4"/>I just called to say I love you</text:p>
      <text:p text:style-name="P1"><text:s text:c="4"/>I just called to say how much I care, I do</text:p>
      <text:p text:style-name="P1"><text:s text:c="4"/>I just called to say I love you</text:p>
      <text:p text:style-name="P1"><text:s text:c="4"/>And I mean it from the bottom of my heart</text:p>
      <text:p text:style-name="P1"><text:s text:c="4"/>I just called to say I love you, yeah</text:p>
      <text:p text:style-name="P1"><text:s text:c="4"/>I just called to say how much I care, I do</text:p>
      <text:p text:style-name="P1"><text:s text:c="4"/>I just called to say I love you</text:p>
      <text:p text:style-name="P1"><text:s text:c="4"/>And I mean it from the bottom of my heart</text:p>
      <text:p text:style-name="P1"/>
      <text:p text:style-name="P1"><text:s text:c="4"/>I just called to say I love you</text:p>
      <text:p text:style-name="P1"><text:s text:c="4"/>I just called to say how much I care</text:p>
      <text:p text:style-name="P1"><text:s text:c="4"/>I just called to say I love you</text:p>
      <text:p text:style-name="P1"><text:s text:c="4"/>And I mean it from the bottom of my heart</text:p>
      <text:p text:style-name="P1"/>
      <text:p text:style-name="P1">[Verse 3]</text:p>
      <text:p text:style-name="P1">No summer's high, no warm July</text:p>
      <text:p text:style-name="P1">No harvest moon to light one tender August night</text:p>
      <text:p text:style-name="P1">No autumn breeze, no falling leaves</text:p>
      <text:p text:style-name="P1">Not even time for birds to fly to southern skies</text:p>
      <text:p text:style-name="P1"/>
      <text:p text:style-name="P1">[Verse 4]</text:p>
      <text:p text:style-name="P1">No Libra sun, no Halloween</text:p>
      <text:p text:style-name="P1">No giving thanks to all the Christmas joy you bring</text:p>
      <text:p text:style-name="P1">But what it is, though old, so new</text:p>
      <text:p text:style-name="P1">To fill your heart like no three words could ever do</text:p>
      <text:p text:style-name="P1"/>
      <text:p text:style-name="P1"><text:s text:c="4"/>[Chorus]</text:p>
      <text:p text:style-name="P1"><text:s text:c="4"/>I just called to say I love you</text:p>
      <text:p text:style-name="P1"><text:s text:c="4"/>I just called to say how much I care, I do</text:p>
      <text:p text:style-name="P1"><text:s text:c="4"/>I just called to say I love you</text:p>
      <text:p text:style-name="P1"><text:s text:c="4"/>And I mean it from the bottom of my heart</text:p>
      <text:p text:style-name="P1"><text:s text:c="4"/>I just called to say I love you, yeah</text:p>
      <text:p text:style-name="P1"><text:s text:c="4"/>I just called to say how much I care, I do</text:p>
      <text:p text:style-name="P1"><text:s text:c="4"/>I just called to say I love you</text:p>
      <text:p text:style-name="P1"><text:s text:c="4"/>And I mean it from the bottom of my heart</text:p>
      <text:p text:style-name="P1"/>
      <text:p text:style-name="P1">[Outro]</text:p>
      <text:p text:style-name="P1"><text:soft-page-break/>Of my heart, of my heart</text:p>
      <text:p text:style-name="P1">Baby, of my hear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23:51:36.081763376</meta:creation-date>
    <dc:date>2025-01-13T23:54:24.338636457</dc:date>
    <meta:editing-duration>PT1M5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43" meta:word-count="328" meta:character-count="1538" meta:non-whitespace-character-count="1165"/>
  </office:meta>
</office:document-meta>
</file>